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P4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5" style:parent-style-name="Normal" style:family="paragraph">
      <style:text-properties style:font-name="Corbel Light" fo:color="#FFFFFF" fo:font-size="18pt" style:font-size-asian="18pt" style:font-size-complex="18pt" fo:language="en" fo:country="US"/>
    </style:style>
    <style:style style:name="P6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7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8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9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rbel Light" fo:color="#FFFFFF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7030a0" draw:opacity="100%" draw:stroke="solid" svg:stroke-width="0.01389in" svg:stroke-color="#042433" svg:stroke-opacity="100%" draw:stroke-linejoin="miter" svg:stroke-linecap="butt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custom-shape svg:x="0in" svg:y="-1.03125in" svg:width="8.20833in" svg:height="15.20833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3">Alcohol Data-set</text:span></text:p>
      <text:p text:style-name="P4">Alcohol data-set is basically a set of data in sequel format which contains 9 original table each with its own primary keys and foreign keys. After a kin data clearance<text:s/>and process through Structured Query Language (MySQL)<text:s/><text:s/>I<text:s/>was<text:s/>able to<text:s/><text:s/>formed 8 tables from the original tables<text:s/>of which was used to answer the questions below.</text:p>
      <text:p text:style-name="P5">Questions<text:s/></text:p>
      <text:list text:style-name="LFO1" text:continue-numbering="true">
        <text:list-item>
          <text:p text:style-name="P6">Show the income overview including Minimum, Maximum and Average income and Total revenue of the company.</text:p>
        </text:list-item>
        <text:list-item>
          <text:p text:style-name="P7">Identify the Names of the Beers with the highest and lowest<text:s/>Alcohol Level.</text:p>
        </text:list-item>
        <text:list-item>
          <text:p text:style-name="P8">Find<text:s/>the inventory for every beer Type.</text:p>
        </text:list-item>
        <text:list-item>
          <text:p text:style-name="P9">Show the name of the beers with the average alcohol level.</text:p>
        </text:list-item>
        <text:list-item>
          <text:p text:style-name="P10"><text:span text:style-name="T11">Give the list of all the Beer names, alcohol level and Brouwer nam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9:06:00Z</meta:creation-date>
    <dc:date>2024-07-05T10:59:00Z</dc:date>
    <meta:template xlink:href="Normal.dotm" xlink:type="simple"/>
    <meta:editing-cycles>4</meta:editing-cycles>
    <meta:editing-duration>PT0S</meta:editing-duration>
    <meta:document-statistic meta:page-count="1" meta:paragraph-count="1" meta:word-count="105" meta:character-count="705" meta:row-count="5" meta:non-whitespace-character-count="601"/>
  </office:meta>
</office:document-meta>
</file>